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mm" svg:y="32.61mm">
            <loext:p draw:notify-on-update-of-ranges="Sheet1.A1:Sheet1.A7 Sheet1.B1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10:22:12.483840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14:53.083979840</meta:creation-date>
    <dc:date>2020-02-10T10:24:08.278881479</dc:date>
    <meta:editing-duration>PT3M58S</meta:editing-duration>
    <meta:editing-cycles>3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7" svg:x="0.32cm" svg:y="0.18cm" svg:width="12.508cm" svg:height="8.64cm">
          <chartooo:coordinate-region svg:x="0.941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" chart:class="chart:scatter">
            <chart:domain table:cell-range-address="Sheet1.A1:Sheet1.A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7</svg:desc>
                </draw:g>
              </table:table-cell>
              <table:table-cell office:value-type="float" office:value="NaN">
                <text:p>NaN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